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14.473cm" fo:margin-left="0.963cm" fo:margin-right="1.565cm" table:align="margins"/>
    </style:style>
    <style:style style:name="Tabell1.A" style:family="table-column">
      <style:table-column-properties style:column-width="9.71cm" style:rel-column-width="43969*"/>
    </style:style>
    <style:style style:name="Tabell1.B" style:family="table-column">
      <style:table-column-properties style:column-width="2.408cm" style:rel-column-width="10902*"/>
    </style:style>
    <style:style style:name="Tabell1.C" style:family="table-column">
      <style:table-column-properties style:column-width="2.355cm" style:rel-column-width="10664*"/>
    </style:style>
    <style:style style:name="Tabell1.A1" style:family="table-cell">
      <style:table-cell-properties style:vertical-align=""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C1" style:family="table-cell">
      <style:table-cell-properties style:vertical-align="middle" fo:background-color="#e6e6e6" fo:padding="0.097cm" fo:border="0.002cm solid #000000">
        <style:background-image/>
      </style:table-cell-properties>
    </style:style>
    <style:style style:name="Tabell1.2" style:family="table-row">
      <style:table-row-properties style:min-row-height="2.757cm"/>
    </style:style>
    <style:style style:name="Tabell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1.B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ell1.C2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l1.A3" style:family="table-cell">
      <style:table-cell-properties style:vertical-align="middle" fo:padding="0.097cm" fo:border="0.002cm solid #000000"/>
    </style:style>
    <style:style style:name="Tabell1.6" style:family="table-row">
      <style:table-row-properties style:min-row-height="1.704cm"/>
    </style:style>
    <style:style style:name="Tabell1.A7" style:family="table-cell">
      <style:table-cell-properties style:vertical-align="middle" fo:background-color="#008000" fo:padding="0.097cm" fo:border-left="0.002cm solid #000000" fo:border-right="none" fo:border-top="none" fo:border-bottom="0.002cm solid #000000">
        <style:background-image/>
      </style:table-cell-properties>
    </style:style>
    <style:style style:name="Tabell1.B7" style:family="table-cell" style:data-style-name="N0">
      <style:table-cell-properties style:vertical-align="middle" fo:background-color="#008000" fo:padding="0.097cm" fo:border-left="0.002cm solid #000000" fo:border-right="none" fo:border-top="none" fo:border-bottom="0.002cm solid #000000">
        <style:background-image/>
      </style:table-cell-properties>
    </style:style>
    <style:style style:name="Tabell1.C7" style:family="table-cell" style:data-style-name="N0">
      <style:table-cell-properties style:vertical-align="middle" fo:background-color="#0080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" style:family="table">
      <style:table-properties style:width="14.473cm" fo:margin-left="0.963cm" fo:margin-right="1.565cm" table:align="margins"/>
    </style:style>
    <style:style style:name="Tabell2.A" style:family="table-column">
      <style:table-column-properties style:column-width="9.71cm" style:rel-column-width="43969*"/>
    </style:style>
    <style:style style:name="Tabell2.B" style:family="table-column">
      <style:table-column-properties style:column-width="2.408cm" style:rel-column-width="10902*"/>
    </style:style>
    <style:style style:name="Tabell2.C" style:family="table-column">
      <style:table-column-properties style:column-width="2.355cm" style:rel-column-width="10664*"/>
    </style:style>
    <style:style style:name="Tabell2.A1" style:family="table-cell">
      <style:table-cell-properties style:vertical-align=""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2.C1" style:family="table-cell">
      <style:table-cell-properties style:vertical-align="middle" fo:background-color="#e6e6e6" fo:padding="0.097cm" fo:border="0.002cm solid #000000">
        <style:background-image/>
      </style:table-cell-properties>
    </style:style>
    <style:style style:name="Tabell2.2" style:family="table-row">
      <style:table-row-properties style:min-row-height="2.757cm"/>
    </style:style>
    <style:style style:name="Tabell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2.B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ell2.C2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l2.A3" style:family="table-cell">
      <style:table-cell-properties style:vertical-align="middle" fo:padding="0.097cm" fo:border="0.002cm solid #000000"/>
    </style:style>
    <style:style style:name="Tabell2.6" style:family="table-row">
      <style:table-row-properties style:min-row-height="1.704cm"/>
    </style:style>
    <style:style style:name="Tabell2.A6" style:family="table-cell">
      <style:table-cell-properties style:vertical-align="middle" fo:background-color="#008000" fo:padding="0.097cm" fo:border-left="0.002cm solid #000000" fo:border-right="none" fo:border-top="none" fo:border-bottom="0.002cm solid #000000">
        <style:background-image/>
      </style:table-cell-properties>
    </style:style>
    <style:style style:name="Tabell2.B6" style:family="table-cell" style:data-style-name="N0">
      <style:table-cell-properties style:vertical-align="middle" fo:background-color="#008000" fo:padding="0.097cm" fo:border-left="0.002cm solid #000000" fo:border-right="none" fo:border-top="none" fo:border-bottom="0.002cm solid #000000">
        <style:background-image/>
      </style:table-cell-properties>
    </style:style>
    <style:style style:name="Tabell2.C6" style:family="table-cell" style:data-style-name="N0">
      <style:table-cell-properties style:vertical-align="middle" fo:background-color="#0080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3" style:family="table">
      <style:table-properties style:width="14.473cm" fo:margin-left="0.963cm" fo:margin-right="1.565cm" table:align="margins"/>
    </style:style>
    <style:style style:name="Tabell3.A" style:family="table-column">
      <style:table-column-properties style:column-width="9.71cm" style:rel-column-width="43969*"/>
    </style:style>
    <style:style style:name="Tabell3.B" style:family="table-column">
      <style:table-column-properties style:column-width="2.408cm" style:rel-column-width="10902*"/>
    </style:style>
    <style:style style:name="Tabell3.C" style:family="table-column">
      <style:table-column-properties style:column-width="2.355cm" style:rel-column-width="10664*"/>
    </style:style>
    <style:style style:name="Tabell3.A1" style:family="table-cell">
      <style:table-cell-properties style:vertical-align=""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3.C1" style:family="table-cell">
      <style:table-cell-properties style:vertical-align="middle" fo:background-color="#e6e6e6" fo:padding="0.097cm" fo:border="0.002cm solid #000000">
        <style:background-image/>
      </style:table-cell-properties>
    </style:style>
    <style:style style:name="Tabell3.2" style:family="table-row">
      <style:table-row-properties style:min-row-height="2.757cm"/>
    </style:style>
    <style:style style:name="Tabell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3.B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ell3.C2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l3.A3" style:family="table-cell">
      <style:table-cell-properties style:vertical-align="middle" fo:padding="0.097cm" fo:border="0.002cm solid #000000"/>
    </style:style>
    <style:style style:name="Tabell3.6" style:family="table-row">
      <style:table-row-properties style:min-row-height="1.704cm"/>
    </style:style>
    <style:style style:name="Tabell3.A6" style:family="table-cell">
      <style:table-cell-properties style:vertical-align="middle" fo:background-color="#008000" fo:padding="0.097cm" fo:border-left="0.002cm solid #000000" fo:border-right="none" fo:border-top="none" fo:border-bottom="0.002cm solid #000000">
        <style:background-image/>
      </style:table-cell-properties>
    </style:style>
    <style:style style:name="Tabell3.B6" style:family="table-cell" style:data-style-name="N0">
      <style:table-cell-properties style:vertical-align="middle" fo:background-color="#008000" fo:padding="0.097cm" fo:border-left="0.002cm solid #000000" fo:border-right="none" fo:border-top="none" fo:border-bottom="0.002cm solid #000000">
        <style:background-image/>
      </style:table-cell-properties>
    </style:style>
    <style:style style:name="Tabell3.C6" style:family="table-cell" style:data-style-name="N0">
      <style:table-cell-properties style:vertical-align="middle" fo:background-color="#0080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4" style:family="table">
      <style:table-properties style:width="14.473cm" fo:margin-left="0.963cm" fo:margin-right="1.565cm" table:align="margins"/>
    </style:style>
    <style:style style:name="Tabell4.A" style:family="table-column">
      <style:table-column-properties style:column-width="9.71cm" style:rel-column-width="43969*"/>
    </style:style>
    <style:style style:name="Tabell4.B" style:family="table-column">
      <style:table-column-properties style:column-width="2.408cm" style:rel-column-width="10902*"/>
    </style:style>
    <style:style style:name="Tabell4.C" style:family="table-column">
      <style:table-column-properties style:column-width="2.355cm" style:rel-column-width="10664*"/>
    </style:style>
    <style:style style:name="Tabell4.A1" style:family="table-cell">
      <style:table-cell-properties style:vertical-align=""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4.C1" style:family="table-cell">
      <style:table-cell-properties style:vertical-align="middle" fo:background-color="#e6e6e6" fo:padding="0.097cm" fo:border="0.002cm solid #000000">
        <style:background-image/>
      </style:table-cell-properties>
    </style:style>
    <style:style style:name="Tabell4.2" style:family="table-row">
      <style:table-row-properties style:min-row-height="2.757cm"/>
    </style:style>
    <style:style style:name="Tabell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4.B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ell4.C2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l4.A3" style:family="table-cell">
      <style:table-cell-properties style:vertical-align="middle" fo:padding="0.097cm" fo:border="0.002cm solid #000000"/>
    </style:style>
    <style:style style:name="Tabell4.5" style:family="table-row">
      <style:table-row-properties style:min-row-height="1.704cm"/>
    </style:style>
    <style:style style:name="Tabell4.A5" style:family="table-cell">
      <style:table-cell-properties style:vertical-align="middle" fo:background-color="#008000" fo:padding="0.097cm" fo:border-left="0.002cm solid #000000" fo:border-right="none" fo:border-top="none" fo:border-bottom="0.002cm solid #000000">
        <style:background-image/>
      </style:table-cell-properties>
    </style:style>
    <style:style style:name="Tabell4.B5" style:family="table-cell" style:data-style-name="N0">
      <style:table-cell-properties style:vertical-align="middle" fo:background-color="#008000" fo:padding="0.097cm" fo:border-left="0.002cm solid #000000" fo:border-right="none" fo:border-top="none" fo:border-bottom="0.002cm solid #000000">
        <style:background-image/>
      </style:table-cell-properties>
    </style:style>
    <style:style style:name="Tabell4.C5" style:family="table-cell" style:data-style-name="N0">
      <style:table-cell-properties style:vertical-align="middle" fo:background-color="#0080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style:font-name="Georgia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paragraph-properties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center" style:justify-single-word="false"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color="#ffffff"/>
    </style:style>
    <style:style style:name="P6" style:family="paragraph" style:parent-style-name="Table_20_Contents">
      <style:paragraph-properties fo:text-align="end" style:justify-single-word="false"/>
      <style:text-properties fo:color="#ffffff"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tyle="italic" style:text-underline-style="none" style:font-style-asian="italic" style:font-style-complex="italic"/>
    </style:style>
    <style:style style:name="P8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9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tyle="normal" style:font-style-asian="normal" style:font-style-complex="normal"/>
    </style:style>
    <style:style style:name="P11" style:family="paragraph" style:parent-style-name="Table_20_Contents">
      <style:paragraph-properties fo:margin-left="0.009cm" fo:margin-right="0.009cm" fo:text-align="center" style:justify-single-word="false" fo:text-indent="0cm" style:auto-text-indent="false"/>
    </style:style>
    <style:style style:name="P12" style:family="paragraph" style:parent-style-name="Standard">
      <style:paragraph-properties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center" style:justify-single-word="false"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15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  <style:text-properties fo:font-style="normal" style:font-style-asian="normal" style:font-style-complex="normal"/>
    </style:style>
    <style:style style:name="P18" style:family="paragraph" style:parent-style-name="Table_20_Contents">
      <style:paragraph-properties fo:text-align="end" style:justify-single-word="false"/>
      <style:text-properties fo:color="#ffffff" fo:font-weight="bold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ffffff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int Burndown Chart</text:p>
      <text:p text:style-name="P2"/>
      <text:p text:style-name="P3">Sprint 1 <text:s/></text:p>
      <text:p text:style-name="P2"/>
      <table:table table:name="Tabell1" table:style-name="Tabell1">
        <table:table-column table:style-name="Tabell1.A"/>
        <table:table-column table:style-name="Tabell1.B"/>
        <table:table-column table:style-name="Tabell1.C"/>
        <table:table-row>
          <table:table-cell table:style-name="Tabell1.A1" office:value-type="string">
            <text:p text:style-name="P9">UPPGIFT</text:p>
          </table:table-cell>
          <table:table-cell table:style-name="Tabell1.A1" office:value-type="string">
            <text:p text:style-name="P9">Dag 1</text:p>
          </table:table-cell>
          <table:table-cell table:style-name="Tabell1.C1" office:value-type="string">
            <text:p text:style-name="P9">Dag 2</text:p>
          </table:table-cell>
        </table:table-row>
        <table:table-row table:style-name="Tabell1.2">
          <table:table-cell table:style-name="Tabell1.A2" office:value-type="string">
            <text:p text:style-name="P4"/>
            <text:p text:style-name="P11">Plugga/läsa på/googla de nya </text:p>
            <text:p text:style-name="P4">kod-teknikerna jag kommer att </text:p>
            <text:p text:style-name="P4">behöva använda.<text:line-break/>(JSON m.m)<text:line-break/></text:p>
          </table:table-cell>
          <table:table-cell table:style-name="Tabell1.B2" office:value-type="float" office:value="1">
            <text:p text:style-name="P4">1</text:p>
          </table:table-cell>
          <table:table-cell table:style-name="Tabell1.C2" office:value-type="float" office:value="1">
            <text:p text:style-name="P4">1</text:p>
          </table:table-cell>
        </table:table-row>
        <table:table-row>
          <table:table-cell table:style-name="Tabell1.A3" office:value-type="string">
            <text:p text:style-name="P4"/>
            <text:p text:style-name="P4">Utforma HTML strukturen</text:p>
            <text:p text:style-name="Table_20_Contents"/>
          </table:table-cell>
          <table:table-cell table:style-name="Tabell1.B2" office:value-type="float" office:value="0.5">
            <text:p text:style-name="P4">0,5</text:p>
          </table:table-cell>
          <table:table-cell table:style-name="Tabell1.C2" office:value-type="float" office:value="0">
            <text:p text:style-name="P4">0</text:p>
          </table:table-cell>
        </table:table-row>
        <table:table-row>
          <table:table-cell table:style-name="Tabell1.A2" office:value-type="string">
            <text:p text:style-name="P4"/>
            <text:p text:style-name="P7">Påbörja CSS.</text:p>
            <text:p text:style-name="P4">(Designa bakgrund, storlek på huvudfönstret, bestäm teckensnitt)</text:p>
            <text:p text:style-name="P4"/>
          </table:table-cell>
          <table:table-cell table:style-name="Tabell1.B2" office:value-type="float" office:value="2">
            <text:p text:style-name="P4">2</text:p>
          </table:table-cell>
          <table:table-cell table:style-name="Tabell1.C2" office:value-type="float" office:value="1">
            <text:p text:style-name="P4">1</text:p>
          </table:table-cell>
        </table:table-row>
        <table:table-row>
          <table:table-cell table:style-name="Tabell1.A2" office:value-type="string">
            <text:p text:style-name="P4"/>
            <text:p text:style-name="P4">Skapa en ikon </text:p>
            <text:p text:style-name="P4"/>
          </table:table-cell>
          <table:table-cell table:style-name="Tabell1.B2" office:value-type="float" office:value="0.5">
            <text:p text:style-name="P4">0,5</text:p>
          </table:table-cell>
          <table:table-cell table:style-name="Tabell1.C2" office:value-type="float" office:value="0">
            <text:p text:style-name="P4">0</text:p>
          </table:table-cell>
        </table:table-row>
        <table:table-row table:style-name="Tabell1.6">
          <table:table-cell table:style-name="Tabell1.A2" office:value-type="string">
            <text:p text:style-name="P8">Påbörja JavaScript.</text:p>
            <text:p text:style-name="P4">(Skapa de objekt som behövs till en början)</text:p>
          </table:table-cell>
          <table:table-cell table:style-name="Tabell1.B2">
            <text:p text:style-name="P4"/>
          </table:table-cell>
          <table:table-cell table:style-name="Tabell1.C2" office:value-type="float" office:value="2">
            <text:p text:style-name="P4">2</text:p>
          </table:table-cell>
        </table:table-row>
        <table:table-row table:style-name="Tabell1.6">
          <table:table-cell table:style-name="Tabell1.A7" office:value-type="string">
            <text:p text:style-name="P6">Skattat: <text:s/></text:p>
          </table:table-cell>
          <table:table-cell table:style-name="Tabell1.B7" office:value-type="float" office:value="8">
            <text:p text:style-name="P5">8</text:p>
          </table:table-cell>
          <table:table-cell table:style-name="Tabell1.C7" office:value-type="float" office:value="0">
            <text:p text:style-name="P5">0</text:p>
          </table:table-cell>
        </table:table-row>
        <table:table-row table:style-name="Tabell1.6">
          <table:table-cell table:style-name="Tabell1.A7" office:value-type="string">
            <text:p text:style-name="P6">Idealt: <text:s/></text:p>
          </table:table-cell>
          <table:table-cell table:style-name="Tabell1.B7" office:value-type="float" office:value="8">
            <text:p text:style-name="P5">8</text:p>
          </table:table-cell>
          <table:table-cell table:style-name="Tabell1.C7" office:value-type="float" office:value="0">
            <text:p text:style-name="P5">0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Sprint 2 <text:s/></text:p>
      <text:p text:style-name="P2"/>
      <table:table table:name="Tabell2" table:style-name="Tabell2">
        <table:table-column table:style-name="Tabell2.A"/>
        <table:table-column table:style-name="Tabell2.B"/>
        <table:table-column table:style-name="Tabell2.C"/>
        <table:table-row>
          <table:table-cell table:style-name="Tabell2.A1" office:value-type="string">
            <text:p text:style-name="P9">UPPGIFT</text:p>
          </table:table-cell>
          <table:table-cell table:style-name="Tabell2.A1" office:value-type="string">
            <text:p text:style-name="P9">Dag 1</text:p>
          </table:table-cell>
          <table:table-cell table:style-name="Tabell2.C1" office:value-type="string">
            <text:p text:style-name="P9">Dag 2</text:p>
          </table:table-cell>
        </table:table-row>
        <table:table-row table:style-name="Tabell2.2">
          <table:table-cell table:style-name="Tabell2.A2" office:value-type="string">
            <text:p text:style-name="P4"/>
            <text:p text:style-name="P11">Plugga/läsa på/googla kod-teknikerna </text:p>
            <text:p text:style-name="P11">jag kommer att behöva använda.<text:line-break/></text:p>
          </table:table-cell>
          <table:table-cell table:style-name="Tabell2.B2" office:value-type="float" office:value="0">
            <text:p text:style-name="P4">0</text:p>
          </table:table-cell>
          <table:table-cell table:style-name="Tabell2.C2" office:value-type="float" office:value="2">
            <text:p text:style-name="P4">2</text:p>
          </table:table-cell>
        </table:table-row>
        <table:table-row>
          <table:table-cell table:style-name="Tabell2.A3" office:value-type="string">
            <text:p text:style-name="P8"/>
            <text:p text:style-name="P8">Javascript + CSS</text:p>
            <text:p text:style-name="P4">Designa + bygg upp struktur för popupfönster</text:p>
            <text:p text:style-name="P4"/>
          </table:table-cell>
          <table:table-cell table:style-name="Tabell2.B2" office:value-type="float" office:value="3.5">
            <text:p text:style-name="P4">3,5</text:p>
          </table:table-cell>
          <table:table-cell table:style-name="Tabell2.C2" office:value-type="float" office:value="0">
            <text:p text:style-name="P4">0</text:p>
          </table:table-cell>
        </table:table-row>
        <table:table-row>
          <table:table-cell table:style-name="Tabell2.A2" office:value-type="string">
            <text:p text:style-name="P8"/>
            <text:p text:style-name="P8">Javascript + CSS</text:p>
            <text:p text:style-name="P10">Lägg till laddarikon i popupfönster</text:p>
            <text:p text:style-name="P8"/>
          </table:table-cell>
          <table:table-cell table:style-name="Tabell2.B2" office:value-type="float" office:value="0.5">
            <text:p text:style-name="P4">0,5</text:p>
          </table:table-cell>
          <table:table-cell table:style-name="Tabell2.C2" office:value-type="float" office:value="0">
            <text:p text:style-name="P4">0</text:p>
          </table:table-cell>
        </table:table-row>
        <table:table-row>
          <table:table-cell table:style-name="Tabell2.A2" office:value-type="string">
            <text:p text:style-name="P8"/>
            <text:p text:style-name="P8">Javascript</text:p>
            <text:p text:style-name="P4">Fixa Ajax-anrop och skapa function för<text:line-break/>att rendera ut bilderna.</text:p>
            <text:p text:style-name="P4"/>
          </table:table-cell>
          <table:table-cell table:style-name="Tabell2.B2" office:value-type="float" office:value="0">
            <text:p text:style-name="P4">0</text:p>
          </table:table-cell>
          <table:table-cell table:style-name="Tabell2.C2" office:value-type="float" office:value="2">
            <text:p text:style-name="P4">2</text:p>
          </table:table-cell>
        </table:table-row>
        <table:table-row table:style-name="Tabell2.6">
          <table:table-cell table:style-name="Tabell2.A6" office:value-type="string">
            <text:p text:style-name="P6">Skattat: <text:s/></text:p>
          </table:table-cell>
          <table:table-cell table:style-name="Tabell2.B6" office:value-type="float" office:value="8">
            <text:p text:style-name="P5">8</text:p>
          </table:table-cell>
          <table:table-cell table:style-name="Tabell2.C6" office:value-type="float" office:value="0">
            <text:p text:style-name="P5">0</text:p>
          </table:table-cell>
        </table:table-row>
        <table:table-row table:style-name="Tabell2.6">
          <table:table-cell table:style-name="Tabell2.A6" office:value-type="string">
            <text:p text:style-name="P6">Idealt: <text:s/></text:p>
          </table:table-cell>
          <table:table-cell table:style-name="Tabell2.B6" office:value-type="float" office:value="8">
            <text:p text:style-name="P5">8</text:p>
          </table:table-cell>
          <table:table-cell table:style-name="Tabell2.C6" office:value-type="float" office:value="0">
            <text:p text:style-name="P5">0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Sprint 3 <text:s/></text:p>
      <text:p text:style-name="P2"/>
      <table:table table:name="Tabell3" table:style-name="Tabell3">
        <table:table-column table:style-name="Tabell3.A"/>
        <table:table-column table:style-name="Tabell3.B"/>
        <table:table-column table:style-name="Tabell3.C"/>
        <table:table-row>
          <table:table-cell table:style-name="Tabell3.A1" office:value-type="string">
            <text:p text:style-name="P9">UPPGIFT</text:p>
          </table:table-cell>
          <table:table-cell table:style-name="Tabell3.A1" office:value-type="string">
            <text:p text:style-name="P9">Dag 1</text:p>
          </table:table-cell>
          <table:table-cell table:style-name="Tabell3.C1" office:value-type="string">
            <text:p text:style-name="P9">Dag 2</text:p>
          </table:table-cell>
        </table:table-row>
        <table:table-row table:style-name="Tabell3.2">
          <table:table-cell table:style-name="Tabell3.A2" office:value-type="string">
            <text:p text:style-name="P8"/>
            <text:p text:style-name="P8">Javascript + CSS</text:p>
            <text:p text:style-name="P4">Fixa så att padding runt bilderna och att den bredaste bilden anger standardstorlek för tumnagelbilderna.</text:p>
            <text:p text:style-name="P4"/>
          </table:table-cell>
          <table:table-cell table:style-name="Tabell3.B2" office:value-type="float" office:value="0">
            <text:p text:style-name="P4">0</text:p>
          </table:table-cell>
          <table:table-cell table:style-name="Tabell3.C2" office:value-type="float" office:value="1">
            <text:p text:style-name="P4">1</text:p>
          </table:table-cell>
        </table:table-row>
        <table:table-row>
          <table:table-cell table:style-name="Tabell3.A3" office:value-type="string">
            <text:p text:style-name="P8"/>
            <text:p text:style-name="P8">Javascript</text:p>
            <text:p text:style-name="P4">Fixa Ajax-anrop och skapa function för<text:line-break/>att rendera ut bilderna.</text:p>
            <text:p text:style-name="P4"/>
          </table:table-cell>
          <table:table-cell table:style-name="Tabell3.B2" office:value-type="float" office:value="3">
            <text:p text:style-name="P4">3</text:p>
          </table:table-cell>
          <table:table-cell table:style-name="Tabell3.C2" office:value-type="float" office:value="1">
            <text:p text:style-name="P4">1</text:p>
          </table:table-cell>
        </table:table-row>
        <table:table-row>
          <table:table-cell table:style-name="Tabell3.A2" office:value-type="string">
            <text:p text:style-name="P8"/>
            <text:p text:style-name="P8">Javascript + CSS</text:p>
            <text:p text:style-name="P10">När man trycker på en tumnagelbild ska bakgrunden för ”skrivbordet” ändras till den bilden.</text:p>
            <text:p text:style-name="P10"/>
          </table:table-cell>
          <table:table-cell table:style-name="Tabell3.B2">
            <text:p text:style-name="P4"/>
          </table:table-cell>
          <table:table-cell table:style-name="Tabell3.C2" office:value-type="float" office:value="1">
            <text:p text:style-name="P4">1</text:p>
          </table:table-cell>
        </table:table-row>
        <table:table-row>
          <table:table-cell table:style-name="Tabell3.A2" office:value-type="string">
            <text:p text:style-name="P8"/>
            <text:p text:style-name="P8">Javascript</text:p>
            <text:p text:style-name="P10">Börja försök få flera popupfönster att fungera samtidigt.</text:p>
            <text:p text:style-name="P8"/>
          </table:table-cell>
          <table:table-cell table:style-name="Tabell3.B2" office:value-type="float" office:value="1">
            <text:p text:style-name="P4">1</text:p>
          </table:table-cell>
          <table:table-cell table:style-name="Tabell3.C2" office:value-type="float" office:value="1">
            <text:p text:style-name="P4">1</text:p>
          </table:table-cell>
        </table:table-row>
        <table:table-row table:style-name="Tabell3.6">
          <table:table-cell table:style-name="Tabell3.A6" office:value-type="string">
            <text:p text:style-name="P6">Skattat: <text:s/></text:p>
          </table:table-cell>
          <table:table-cell table:style-name="Tabell3.B6" office:value-type="float" office:value="8">
            <text:p text:style-name="P5">8</text:p>
          </table:table-cell>
          <table:table-cell table:style-name="Tabell3.C6" office:value-type="float" office:value="0">
            <text:p text:style-name="P5">0</text:p>
          </table:table-cell>
        </table:table-row>
        <table:table-row table:style-name="Tabell3.6">
          <table:table-cell table:style-name="Tabell3.A6" office:value-type="string">
            <text:p text:style-name="P6">Idealt: <text:s/></text:p>
          </table:table-cell>
          <table:table-cell table:style-name="Tabell3.B6" office:value-type="float" office:value="8">
            <text:p text:style-name="P5">8</text:p>
          </table:table-cell>
          <table:table-cell table:style-name="Tabell3.C6" office:value-type="float" office:value="0">
            <text:p text:style-name="P5">0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Sprint 4 <text:s/></text:p>
      <text:p text:style-name="P2"/>
      <table:table table:name="Tabell4" table:style-name="Tabell4">
        <table:table-column table:style-name="Tabell4.A"/>
        <table:table-column table:style-name="Tabell4.B"/>
        <table:table-column table:style-name="Tabell4.C"/>
        <table:table-row>
          <table:table-cell table:style-name="Tabell4.A1" office:value-type="string">
            <text:p text:style-name="P9">UPPGIFT</text:p>
          </table:table-cell>
          <table:table-cell table:style-name="Tabell4.A1" office:value-type="string">
            <text:p text:style-name="P9">Dag 1</text:p>
          </table:table-cell>
          <table:table-cell table:style-name="Tabell4.C1" office:value-type="string">
            <text:p text:style-name="P9">Dag 2</text:p>
          </table:table-cell>
        </table:table-row>
        <table:table-row table:style-name="Tabell4.2">
          <table:table-cell table:style-name="Tabell4.A2" office:value-type="string">
            <text:p text:style-name="P8"/>
            <text:p text:style-name="P8">Javascript + CSS</text:p>
            <text:p text:style-name="P4">Bilder ska visas i ett större format och egen popup om man trycker på en tumbagelbild.</text:p>
            <text:p text:style-name="P4"/>
          </table:table-cell>
          <table:table-cell table:style-name="Tabell4.B2" office:value-type="float" office:value="0">
            <text:p text:style-name="P4">0</text:p>
          </table:table-cell>
          <table:table-cell table:style-name="Tabell4.C2" office:value-type="float" office:value="4">
            <text:p text:style-name="P4">4</text:p>
          </table:table-cell>
        </table:table-row>
        <table:table-row>
          <table:table-cell table:style-name="Tabell4.A3" office:value-type="string">
            <text:p text:style-name="P8"/>
            <text:p text:style-name="P8">Javascript</text:p>
            <text:p text:style-name="P4">Fixa så att laddarikonen är syncad med hur lång tid servern man anropar tar. </text:p>
            <text:p text:style-name="P4"/>
          </table:table-cell>
          <table:table-cell table:style-name="Tabell4.B2" office:value-type="float" office:value="2">
            <text:p text:style-name="P4">2</text:p>
          </table:table-cell>
          <table:table-cell table:style-name="Tabell4.C2" office:value-type="float" office:value="0">
            <text:p text:style-name="P4">0</text:p>
          </table:table-cell>
        </table:table-row>
        <table:table-row>
          <table:table-cell table:style-name="Tabell4.A2" office:value-type="string">
            <text:p text:style-name="P8"/>
            <text:p text:style-name="P8">Javascript + CSS</text:p>
            <text:p text:style-name="P10">Strukturera om koden så den blir mer lättanvändlig och logisk!!</text:p>
            <text:p text:style-name="P10"/>
          </table:table-cell>
          <table:table-cell table:style-name="Tabell4.B2" office:value-type="float" office:value="4">
            <text:p text:style-name="P4">4</text:p>
          </table:table-cell>
          <table:table-cell table:style-name="Tabell4.C2" office:value-type="float" office:value="0">
            <text:p text:style-name="P4">0</text:p>
          </table:table-cell>
        </table:table-row>
        <table:table-row table:style-name="Tabell4.5">
          <table:table-cell table:style-name="Tabell4.A5" office:value-type="string">
            <text:p text:style-name="P6">Skattat: <text:s/></text:p>
          </table:table-cell>
          <table:table-cell table:style-name="Tabell4.B5" office:value-type="float" office:value="10">
            <text:p text:style-name="P5">10</text:p>
          </table:table-cell>
          <table:table-cell table:style-name="Tabell4.C5" office:value-type="float" office:value="0">
            <text:p text:style-name="P5">0</text:p>
          </table:table-cell>
        </table:table-row>
        <table:table-row table:style-name="Tabell4.5">
          <table:table-cell table:style-name="Tabell4.A5" office:value-type="string">
            <text:p text:style-name="P6">Idealt: <text:s/></text:p>
          </table:table-cell>
          <table:table-cell table:style-name="Tabell4.B5" office:value-type="float" office:value="8">
            <text:p text:style-name="P5">8</text:p>
          </table:table-cell>
          <table:table-cell table:style-name="Tabell4.C5" office:value-type="float" office:value="0">
            <text:p text:style-name="P5">0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1-03T12:46:44.11</meta:creation-date>
    <dc:date>2014-01-12T21:49:33.97</dc:date>
    <meta:editing-duration>P4DT17H4M57S</meta:editing-duration>
    <meta:editing-cycles>108</meta:editing-cycles>
    <meta:generator>OpenOffice.org/3.3$Win32 OpenOffice.org_project/330m20$Build-9567</meta:generator>
    <meta:document-statistic meta:table-count="4" meta:image-count="0" meta:object-count="0" meta:page-count="4" meta:paragraph-count="102" meta:word-count="262" meta:character-count="1409"/>
  </office:meta>
</office:document-meta>
</file>